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22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22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749685564231324201" text:style-name="L1">
        <text:list-item>
          <text:list>
            <text:list-header>
              <text:p text:style-name="P174">1.25 miles at various paces on roads, 1.5 miles on the track at about</text:p>
              <text:p text:style-name="P174">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943666703964172452" text:style-name="L2">
        <text:list-item>
          <text:list>
            <text:list-header>
              <text:p text:style-name="P176">1.75 mile warm up at about 10:00/mile and rest a few minutes</text:p>
              <text:p text:style-name="P176">1 x 200, 4 x 400, 1 x 200 with about a 350m jog after each run. <text:s/></text:p>
              <text:p text:style-name="P176">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30801009346032556" text:style-name="L3">
        <text:list-item>
          <text:list>
            <text:list-header>
              <text:p text:style-name="P177">5.5 miles averaging 12:27/mile</text:p>
              <text:p text:style-name="P177">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1599027872807870167" text:style-name="L4">
        <text:list-item>
          <text:p text:style-name="P17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8">Continue adjusting the speed so HR stays near 142. <text:s/>Also continue taking splits for each mile and remembering HR at the end of each mile. <text:s/>Stop running after a mile split goes above 9:30. <text:s/></text:p>
        </text:list-item>
        <text:list-item>
          <text:p text:style-name="P17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9050691144124668093"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3097678333124392630"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5029526770104877473" text:style-name="L7">
        <text:list-item>
          <text:list>
            <text:list-header>
              <text:p text:style-name="P179"><text:s text:c="10"/>0.9 miles around the field at about 9:00/mile with no shoes</text:p>
              <text:list>
                <text:list-header>
                  <text:p text:style-name="P179">My foot felt better running with no shoes on the artificial turf than on the track with shoes.</text:p>
                  <text:p text:style-name="P179"/>
                  <text:p text:style-name="P179">Tues Sept 1, 2020 <text:span text:style-name="T2">3.6 miles</text:span> <text:s/>My foot continues to improve.</text:p>
                </text:list-header>
              </text:list>
            </text:list-header>
          </text:list>
        </text:list-item>
      </text:list>
      <text:list xml:id="list2615374652323494820" text:style-name="L8">
        <text:list-item>
          <text:list>
            <text:list-item>
              <text:list>
                <text:list-header>
                  <text:p text:style-name="P180"><text:span text:style-name="T2">warm up:</text:span> 1.25 miles mainly on grass with no shoes</text:p>
                  <text:p text:style-name="P180"><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7823498" text:continue-list="list5029526770104877473" text:style-name="L7">
        <text:list-item>
          <text:list>
            <text:list-item>
              <text:list>
                <text:list-header>
                  <text:p text:style-name="P179"><text:span text:style-name="T2">warm up:</text:span> 0.25 to the cemetery loop</text:p>
                  <text:p text:style-name="P179"><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804823854011813980" text:style-name="L9">
        <text:list-item>
          <text:list>
            <text:list-header>
              <text:p text:style-name="P181">0.8 mile downhill walk, Ave Pace: 15:16/mile, Ave HR: 76,-&gt;1160 heartbeats/Mile, 267 ft/mile el. gain <text:s/></text:p>
              <text:p text:style-name="P181">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7813569" text:continue-numbering="true" text:style-name="L9">
        <text:list-item>
          <text:list>
            <text:list-header>
              <text:p text:style-name="P181">0.8 mile downhill walk, Ave Pace: 14:10/mile, Ave HR: 77,-&gt;1091 heartbeats/Mile, 267 ft/mile el. gain <text:s/></text:p>
              <text:p text:style-name="P181">0.8 mile uphill walk, <text:s text:c="5"/>Ave Pace: 14:34/mile, AveHR:110,-&gt;1602 heartbeats/Mile, 267 ft/mile el. loss</text:p>
              <text:p text:style-name="P181">0.8 mile downhill walk, Ave Pace: 15:11/mile, Ave HR: 94,-&gt;1427 heartbeats/Mile, 267 ft/mile el. gain <text:s/></text:p>
              <text:p text:style-name="P181">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7833454" text:continue-numbering="true" text:style-name="L9">
        <text:list-item>
          <text:list>
            <text:list-header>
              <text:p text:style-name="P181">0.8 mile downhill walk, Ave <text:span text:style-name="T2">Pace</text:span>: 15:16/mile, Ave HR: 76,-&gt;1160 heartbeats/Mile, 267 ft/mile el. gain <text:s/></text:p>
              <text:p text:style-name="P181">0.8 mile uphill walk, <text:s text:c="5"/>Ave Pace: 15:50/mile, Ave HR: 93,-&gt;1472 heartbeats/Mile, 267 ft/mile el. loss</text:p>
              <text:p text:style-name="P181">0.8 mile downhill walk, Ave Pace: 14:04/mile, Ave HR: 86,-&gt;1210 heartbeats/Mile, 267 ft/mile el. gain <text:s/></text:p>
              <text:p text:style-name="P181">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7834274"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7836814"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7828389"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91391785171734139" text:style-name="L10">
        <text:list-item>
          <text:list>
            <text:list-header>
              <text:p text:style-name="P182">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128808237278698302" text:style-name="L11">
        <text:list-item>
          <text:list>
            <text:list-header>
              <text:p text:style-name="P175"><text:s text:c="10"/>1.5 miles averaging <text:s text:c="2"/>9:39/mile, Splits: (9:58, 4:30)</text:p>
              <text:p text:style-name="P175"><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670876961261428216"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7829950"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9105612377086546159"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42980513315012440"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059839940947655895" text:style-name="L15">
        <text:list-item>
          <text:list>
            <text:list-header>
              <text:p text:style-name="P187">1.5 miles averaging about 9:40/mile and rest 1 min</text:p>
            </text:list-header>
          </text:list>
        </text:list-item>
      </text:list>
      <text:p text:style-name="P25">1 mile in 8:26 and rest 2 min</text:p>
      <text:list xml:id="list2866857481167153219"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9155747367877297055"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827905"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8378007354264007241"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704071038207908825"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5342181337841811373" text:style-name="L20">
        <text:list-item>
          <text:list>
            <text:list-header>
              <text:p text:style-name="P173"/>
            </text:list-header>
          </text:list>
        </text:list-item>
      </text:list>
      <text:p text:style-name="P25">Thur May 19, 2022 <text:span text:style-name="T2">4 miles</text:span></text:p>
      <text:p text:style-name="P25">2 miles at 10:45/miles Ave HR= 115 bpm and rest a few minutes</text:p>
      <text:list xml:id="list37820385" text:continue-list="list7704071038207908825" text:style-name="L19">
        <text:list-item>
          <text:list>
            <text:list-header>
              <text:p text:style-name="P191">(Pace*HR)=1240</text:p>
            </text:list-header>
          </text:list>
        </text:list-item>
      </text:list>
      <text:list xml:id="list37821171" text:continue-list="list8378007354264007241" text:style-name="L18">
        <text:list-item>
          <text:list>
            <text:list-header>
              <text:p text:style-name="P190">2 miles at 10:46/mile Ave HR= 121 bpm and rest a few minutes</text:p>
            </text:list-header>
          </text:list>
        </text:list-item>
      </text:list>
      <text:list xml:id="list37826970" text:continue-list="list37820385"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7841913"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956863040928649254"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7792458314878579140"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201662214400366365"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476499042404651933"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35789411807691038"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3100522849513075782"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7840937"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7830577"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263818107985712360"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370161928443863075"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4685075908200179959"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112437033602678052"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572526989185713388"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614798697073882034" text:style-name="L32">
        <text:list-item>
          <text:list>
            <text:list-header>
              <text:p text:style-name="P201">0.25 miles in 2:54</text:p>
              <text:p text:style-name="P201">1 mile in 9:21 going faster as I ran and ending at around 8:30 pace</text:p>
            </text:list-header>
          </text:list>
        </text:list-item>
      </text:list>
      <text:list xml:id="list682051500020805697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03645245937899664"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749491013886321068"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982308214791783174"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2339947117043375125"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7618121191780428656"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240305080623880793"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4">Sun Jan 5, 2025 </text:span><text:span text:style-name="T32">no running</text:span></text:p>
      <text:p text:style-name="P10"/>
      <text:p text:style-name="P172">Mon Jan 6, 2025 no running <text:span text:style-name="T1">on elliptical</text:span></text:p>
      <text:p text:style-name="P172">Dist: 6.01 “miles” Time: 19:01</text:p>
      <text:p text:style-name="P172">Tues Jan 7- Fri Jan 10. 2025 no running</text:p>
      <text:p text:style-name="P224">During the past week: 0 miles running</text:p>
      <text:p text:style-name="P223">Sat Jan 11- Sun Jan 12, 2025 no running</text:p>
      <text:p text:style-name="P223">Mon Jan 13, 2025 <text:span text:style-name="T2">1.5 miles</text:span> on the indoor track</text:p>
      <text:p text:style-name="P223">Tues Jan 14, 2025 no running</text:p>
      <text:p text:style-name="P223">Wed Jan 15, 2025 <text:span text:style-name="T2">1.5 miles</text:span> on a Wise Center treadmill </text:p>
      <text:p text:style-name="P25">20 or more cemetery loops:</text:p>
      <text:p text:style-name="P84"><text:soft-page-break/><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602912364081825938"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text:soft-page-break/>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15T17:55:48.53</dc:date>
    <dc:creator>James Lombardi</dc:creator>
    <meta:editing-duration>P36DT10H18M13S</meta:editing-duration>
    <meta:editing-cycles>2478</meta:editing-cycles>
    <meta:generator>OpenOffice/4.1.2$Win32 OpenOffice.org_project/412m3$Build-9782</meta:generator>
    <meta:document-statistic meta:table-count="0" meta:image-count="9" meta:object-count="0" meta:page-count="245" meta:paragraph-count="7197" meta:word-count="77316" meta:character-count="395574"/>
  </office:meta>
</office:document-meta>
</file>